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loext:contextual-spacing="false" fo:line-height="200%"/>
      <style:text-properties officeooo:paragraph-rsid="00211322"/>
    </style:style>
    <style:style style:name="P2" style:family="paragraph" style:parent-style-name="Heading_20_1">
      <style:paragraph-properties fo:margin-top="0cm" fo:margin-bottom="0cm" loext:contextual-spacing="false" fo:line-height="200%"/>
      <style:text-properties fo:font-size="14pt" style:font-size-asian="14pt" style:font-size-complex="14pt"/>
    </style:style>
    <style:style style:name="T1" style:family="text">
      <style:text-properties officeooo:rsid="00222b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Résumé</text:h>
      <text:p text:style-name="P1">La niche écologique <text:span text:style-name="T1">représente</text:span> la manière dont les espèces interagissent avec leur environnement abiotique et biotique. En écologie, une hypothèse fondamentale est que les traits des espèces sont <text:span text:style-name="T1">associés</text:span> avec leur fonction écologique et leur niche, fournissant un cadre crucial pour prédire la structure des communautés. Cependant, le succès des prédictions basées sur les traits repose sur <text:span text:style-name="T1">la généralité des</text:span> relations entre les traits et les <text:span text:style-name="T1">différents axes de la </text:span>nich<text:span text:style-name="T1">e </text:span>à travers les <text:span text:style-name="T1">groupes taxonomiques</text:span>, l’<text:span text:style-name="T1">espace</text:span> et le temps. Ma thèse adopte une approche macroécologique pour tester <text:span text:style-name="T1">c</text:span>es généralités dans les relations entre les traits et différents axes de niche. Les chapitres 1 et 2 se <text:span text:style-name="T1">penchent sur la relation entre les</text:span> traits <text:span text:style-name="T1">des vertébrés terrestres et leurs </text:span>interactions prédateur-proie dans <text:span text:style-name="T1">d</text:span>es réseaux trophiques à grande échelle. Mes résultats indiquent une remarquable généralité dans les relations entre traits et interactions trophiques au sein des taxons et <text:span text:style-name="T1">des</text:span> réseaux trophiques <text:span text:style-name="T1">d’écosystèmes divers</text:span>. <text:span text:style-name="T1">Cela</text:span> suggère des perspectives prometteuses pour <text:span text:style-name="T1">l’utilisation des traits des espèces</text:span> les traits afin de prédire les interactions prédateur-proie dans des écosystèmes sous-échantillonnés ou des communautés futures sans analogues actuels. Dans le chapitre 3, je me concentre sur la relation entre le mouvement annuel dans l'espace géographique et les niches climatiques chez les oiseaux nord-américains. Je me demande si les traits des espèces expliquent cette relation et ses conséquences pour la biogéographie saisonnière des oiseaux. Mes résultats offrent <text:span text:style-name="T1">meilleure</text:span> compréhension de la réorganisation saisonnière de la diversité et des traits des oiseaux à travers l'Amérique du Nord. Enfin, dans le chapitre 4, j'explore comment les traits et les niveaux saisonniers d'impact humain et de protection expliquent le déclin des oiseaux nord-américains. Je trouve des effets complexes et parfois contrastés entre le niveau d'impact humain et de protection sur les tendances des espèces à différentes saisons. Mes résultats suggèrent que les saisons de migration sont particulièrement cruciales pour expliquer le déclin des espèces migratrices. Cela <text:span text:style-name="T1">supporte</text:span> les <text:soft-page-break/>appels récents à mieux protéger l'ensemble du réseau migratoire des espèces et à réduire les pressions <text:span text:style-name="T1">anthropiques</text:span> dans les zones de repos et de transit. <text:span text:style-name="T1">En somme</text:span>, en <text:span text:style-name="T1">s’intéressant aux </text:span>prédictions basées sur les traits <text:span text:style-name="T1">des espèces</text:span>, cette recherche améliore notre compréhension du potentiel et des limites des méthodes prédictives des réponses de la biodiversité, des considérations critiques dans le contexte du changement climatique rapide et des dynamiques saisonnières changeant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38:49.058944825</meta:creation-date>
    <meta:generator>LibreOffice/6.4.7.2$Linux_X86_64 LibreOffice_project/40$Build-2</meta:generator>
    <dc:date>2024-05-23T13:13:35.349139926</dc:date>
    <dc:creator>Dominique Caron</dc:creator>
    <meta:editing-duration>PT10M19S</meta:editing-duration>
    <meta:editing-cycles>6</meta:editing-cycles>
    <meta:document-statistic meta:table-count="0" meta:image-count="0" meta:object-count="0" meta:page-count="2" meta:paragraph-count="2" meta:word-count="389" meta:character-count="2671" meta:non-whitespace-character-count="2284"/>
  </office:meta>
</office:document-meta>
</file>